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mo" svg:font-family="Arim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15"/>
    <style:style style:name="co1" style:family="table-column">
      <style:table-column-properties fo:break-before="auto" style:column-width="10.927291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4.78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Support 7, Oversampling 1</text:p>
          </table:table-cell>
          <table:table-cell table:style-name="ce1"/>
          <table:table-cell office:value-type="string" table:style-name="ce2">
            <text:p>Support 7, Oversampling 4</text:p>
          </table:table-cell>
          <table:table-cell table:number-columns-repeated="16381"/>
        </table:table-row>
        <table:table-row table:style-name="ro2">
          <table:table-cell office:value-type="float" office:value="3.0800000000000001E-2" table:style-name="ce3">
            <text:p>0.0308</text:p>
          </table:table-cell>
          <table:table-cell table:style-name="ce1"/>
          <table:table-cell office:value-type="float" office:value="1.3051E-2" table:style-name="ce3">
            <text:p>0.013051</text:p>
          </table:table-cell>
          <table:table-cell table:number-columns-repeated="16381"/>
        </table:table-row>
        <table:table-row table:style-name="ro2">
          <table:table-cell office:value-type="float" office:value="0.25767600000000002" table:style-name="ce3">
            <text:p>0.257676</text:p>
          </table:table-cell>
          <table:table-cell table:style-name="ce1"/>
          <table:table-cell office:value-type="float" office:value="3.0800000000000001E-2" table:style-name="ce3">
            <text:p>0.0308</text:p>
          </table:table-cell>
          <table:table-cell table:number-columns-repeated="16381"/>
        </table:table-row>
        <table:table-row table:style-name="ro2">
          <table:table-cell office:value-type="float" office:value="0.72596499999999997" table:style-name="ce3">
            <text:p>0.725965</text:p>
          </table:table-cell>
          <table:table-cell table:style-name="ce1"/>
          <table:table-cell office:value-type="float" office:value="6.1057E-2" table:style-name="ce3">
            <text:p>0.061057</text:p>
          </table:table-cell>
          <table:table-cell table:number-columns-repeated="16381"/>
        </table:table-row>
        <table:table-row table:style-name="ro2">
          <table:table-cell office:value-type="float" office:value="1" table:style-name="ce3">
            <text:p>1</text:p>
          </table:table-cell>
          <table:table-cell table:style-name="ce1"/>
          <table:table-cell office:value-type="float" office:value="0.107442" table:style-name="ce3">
            <text:p>0.107442</text:p>
          </table:table-cell>
          <table:table-cell table:number-columns-repeated="16381"/>
        </table:table-row>
        <table:table-row table:style-name="ro2">
          <table:table-cell office:value-type="float" office:value="0.72596499999999997" table:style-name="ce3">
            <text:p>0.725965</text:p>
          </table:table-cell>
          <table:table-cell table:style-name="ce1"/>
          <table:table-cell office:value-type="float" office:value="0.172657" table:style-name="ce3">
            <text:p>0.172657</text:p>
          </table:table-cell>
          <table:table-cell table:number-columns-repeated="16381"/>
        </table:table-row>
        <table:table-row table:style-name="ro2">
          <table:table-cell office:value-type="float" office:value="0.25767600000000002" table:style-name="ce3">
            <text:p>0.257676</text:p>
          </table:table-cell>
          <table:table-cell table:style-name="ce1"/>
          <table:table-cell office:value-type="float" office:value="0.25767600000000002" table:style-name="ce3">
            <text:p>0.257676</text:p>
          </table:table-cell>
          <table:table-cell table:number-columns-repeated="16381"/>
        </table:table-row>
        <table:table-row table:style-name="ro2">
          <table:table-cell office:value-type="float" office:value="3.0800000000000001E-2" table:style-name="ce3">
            <text:p>0.0308</text:p>
          </table:table-cell>
          <table:table-cell table:style-name="ce1"/>
          <table:table-cell office:value-type="float" office:value="0.36106500000000002" table:style-name="ce3">
            <text:p>0.361065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float" office:value="0.47859400000000002" table:style-name="ce3">
            <text:p>0.478594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float" office:value="0.60328599999999999" table:style-name="ce3">
            <text:p>0.603286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float" office:value="0.72596499999999997" table:style-name="ce3">
            <text:p>0.725965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float" office:value="0.83627099999999999" table:style-name="ce3">
            <text:p>0.836271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float" office:value="0.92399100000000001" table:style-name="ce3">
            <text:p>0.923991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float" office:value="0.98048999999999997" table:style-name="ce3">
            <text:p>0.98049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float" office:value="0.98048999999999997" table:style-name="ce3">
            <text:p>0.98049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float" office:value="0.92399100000000001" table:style-name="ce3">
            <text:p>0.923991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float" office:value="0.83627099999999999" table:style-name="ce3">
            <text:p>0.836271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float" office:value="0.72596499999999997" table:style-name="ce3">
            <text:p>0.725965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float" office:value="0.60328599999999999" table:style-name="ce3">
            <text:p>0.603286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float" office:value="0.47859400000000002" table:style-name="ce3">
            <text:p>0.478594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float" office:value="0.36106500000000002" table:style-name="ce3">
            <text:p>0.361065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float" office:value="0.25767600000000002" table:style-name="ce3">
            <text:p>0.257676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float" office:value="0.172657" table:style-name="ce3">
            <text:p>0.172657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float" office:value="0.107442" table:style-name="ce3">
            <text:p>0.107442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float" office:value="6.1057E-2" table:style-name="ce3">
            <text:p>0.061057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float" office:value="3.0800000000000001E-2" table:style-name="ce3">
            <text:p>0.0308</text:p>
          </table:table-cell>
          <table:table-cell table:number-columns-repeated="16381"/>
        </table:table-row>
        <table:table-row table:style-name="ro2">
          <table:table-cell table:style-name="ce4"/>
          <table:table-cell table:style-name="ce1"/>
          <table:table-cell office:value-type="float" office:value="1.3051E-2" table:style-name="ce3">
            <text:p>0.013051</text:p>
          </table:table-cell>
          <table:table-cell table:number-columns-repeated="16381"/>
        </table:table-row>
        <table:table-row table:number-rows-repeated="1048548" table:style-name="ro2">
          <table:table-cell table:number-columns-repeated="16384"/>
        </table:table-row>
      </table:table>
      <table:table table:name="Sheet2" table:style-name="ta1">
        <table:table-column table:style-name="co2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2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mo" svg:font-family="Arimo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mo" style:font-name-asian="Arimo" style:font-name-complex="Arimo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Bob</dc:creator>
    <meta:creation-date>2019-03-26T10:59:08Z</meta:creation-date>
    <dc:date>2019-03-26T03:32:56Z</dc:date>
    <meta:editing-cycles>1</meta:editing-cycles>
    <meta:editing-duration>PT601S</meta:editing-duration>
  </office:meta>
</office:document-meta>
</file>